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9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9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9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9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21" table:default-cell-style-name="ce8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0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65])" office:value-type="float" office:value="1616.03" calcext:value-type="float">
            <text:p>1616.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69:.C73])" office:value-type="float" office:value="-1530.52" calcext:value-type="float">
            <text:p>-153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75])" office:value-type="float" office:value="85.51" calcext:value-type="float">
            <text:p>85.51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8T10:54:50.644593097</dc:date>
    <meta:editing-duration>P3DT17H35M3S</meta:editing-duration>
    <meta:editing-cycles>483</meta:editing-cycles>
    <meta:generator>LibreOffice/7.3.6.2$Linux_X86_64 LibreOffice_project/30$Build-2</meta:generator>
    <meta:document-statistic meta:table-count="8" meta:cell-count="1772" meta:object-count="0"/>
  </office:meta>
</office:document-meta>
</file>